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0600001193AA068C331FBADC8F.svm" manifest:media-type=""/>
  <manifest:file-entry manifest:full-path="Pictures/1000000000000556000002A862CCE6F6D640A7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1ad7" officeooo:paragraph-rsid="00141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1" text:anchor-type="paragraph" svg:width="17cm" svg:height="3.154cm" draw:z-index="0"><draw:image xlink:href="Pictures/2000000900005A0600001193AA068C331FBADC8F.svm" xlink:type="simple" xlink:show="embed" xlink:actuate="onLoad"/></draw:frame></text:p>
      <text:p text:style-name="P1"/>
      <text:p text:style-name="P1"><draw:frame draw:style-name="fr1" draw:name="Figura2" text:anchor-type="paragraph" svg:width="17cm" svg:height="8.461cm" draw:z-index="1"><draw:image xlink:href="Pictures/1000000000000556000002A862CCE6F6D640A7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3:21.290000000</meta:creation-date>
    <dc:date>2018-03-02T14:11:44.184000000</dc:date>
    <meta:editing-duration>PT1H45M54S</meta:editing-duration>
    <meta:editing-cycles>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